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" draw:marker-start-width="0.353cm" draw:marker-end="" draw:marker-end-width="0.353cm" draw:textarea-horizontal-align="center" draw:textarea-vertical-align="middle" fo:padding-top="0.1cm" fo:padding-bottom="0.1cm" fo:padding-left="0.225cm" fo:padding-right="0.225cm" draw:shadow="hidden"/>
    </style:style>
    <style:style style:name="gr2" style:family="graphic" style:parent-style-name="standard">
      <style:graphic-properties svg:stroke-width="0.102cm" draw:marker-start="" draw:marker-start-width="0.533cm" draw:marker-end="" draw:marker-end-width="0.533cm" draw:textarea-horizontal-align="center" draw:textarea-vertical-align="middle" fo:padding-top="0.1cm" fo:padding-bottom="0.1cm" fo:padding-left="0.225cm" fo:padding-right="0.225cm" draw:shadow="hidden"/>
    </style:style>
    <style:style style:name="gr3" style:family="graphic" style:parent-style-name="standard">
      <style:graphic-properties svg:stroke-width="0.102cm" draw:marker-start-width="0.353cm" draw:marker-end-width="0.353cm" draw:fill="solid" draw:fill-color="#ccccff" draw:textarea-horizontal-align="center" draw:textarea-vertical-align="middle" fo:padding-top="0.1cm" fo:padding-bottom="0.1cm" fo:padding-left="0.225cm" fo:padding-right="0.225cm" draw:shadow="hidden"/>
    </style:style>
    <style:style style:name="gr4" style:family="graphic" style:parent-style-name="standard">
      <style:graphic-properties svg:stroke-width="0.102cm" draw:marker-start-width="0.353cm" draw:marker-end-width="0.353cm" draw:fill="solid" draw:fill-color="#ff8080" draw:textarea-horizontal-align="center" draw:textarea-vertical-align="middle" fo:padding-top="0.1cm" fo:padding-bottom="0.1cm" fo:padding-left="0.225cm" fo:padding-right="0.22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="" draw:marker-end="" draw:textarea-horizontal-align="center" draw:textarea-vertical-align="middle" fo:padding-top="0.1cm" fo:padding-bottom="0.1cm" fo:padding-left="0.225cm" fo:padding-right="0.225cm" draw:shadow="hidden"/>
    </style:style>
    <style:style style:name="gr7" style:family="graphic" style:parent-style-name="standard">
      <style:graphic-properties svg:stroke-width="0.102cm" draw:fill="solid" draw:fill-color="#e6e6e6" draw:textarea-horizontal-align="center" draw:textarea-vertical-align="middle" fo:padding-top="0.1cm" fo:padding-bottom="0.1cm" fo:padding-left="0.225cm" fo:padding-right="0.225cm" draw:shadow="hidden"/>
    </style:style>
    <style:style style:name="gr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cm" fo:padding-bottom="0.1cm" fo:padding-left="0.225cm" fo:padding-right="0.2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swiss" style:font-pitch="variable"/>
    </style:style>
    <style:style style:name="P6" style:family="paragraph">
      <style:paragraph-properties fo:text-align="center"/>
      <style:text-properties fo:font-family="'Times New Roman'" style:font-family-generic="swiss" style:font-pitch="variable"/>
    </style:style>
    <style:style style:name="P7" style:family="paragraph">
      <style:text-properties fo:font-family="'Times New Roman'" style:font-family-generic="swiss" style:font-pitch="variable" fo:font-size="28pt" fo:font-style="italic"/>
    </style:style>
    <style:style style:name="T1" style:family="text">
      <style:text-properties fo:font-family="'Times New Roman'" style:font-family-generic="swiss" style:font-pitch="variable" fo:font-size="24pt"/>
    </style:style>
    <style:style style:name="T2" style:family="text">
      <style:text-properties fo:font-family="'Times New Roman'" style:font-family-generic="swiss" style:font-pitch="variable"/>
    </style:style>
    <style:style style:name="T3" style:family="text">
      <style:text-properties fo:font-family="'Times New Roman'" style:font-family-generic="swiss" style:font-pitch="variable" fo:font-size="2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815cm" svg:y1="8.455cm" svg:x2="16.61cm" svg:y2="8.455cm">
          <text:p text:style-name="P4"/>
        </draw:line>
        <draw:line draw:style-name="gr2" draw:text-style-name="P1" draw:layer="layout" svg:x1="11.081cm" svg:y1="4.41cm" svg:x2="11.058cm" svg:y2="12.144cm">
          <text:p text:style-name="P4"/>
        </draw:line>
        <draw:rect draw:style-name="gr3" draw:text-style-name="P1" draw:layer="layout" svg:width="4.445cm" svg:height="0.735cm" svg:x="1.27cm" svg:y="6.015cm">
          <text:p text:style-name="P4"/>
        </draw:rect>
        <draw:rect draw:style-name="gr4" draw:text-style-name="P3" draw:id="id1" draw:layer="layout" svg:width="4.445cm" svg:height="3.175cm" svg:x="1.31cm" svg:y="6.89cm">
          <text:p text:style-name="P2"><text:span text:style-name="T1">Process</text:span></text:p>
        </draw:rect>
        <draw:frame draw:style-name="gr5" draw:text-style-name="P5" draw:layer="layout" svg:width="2.64cm" svg:height="0.954cm" svg:x="2.14cm" svg:y="5.831cm">
          <draw:text-box>
            <text:p text:style-name="P4"><text:span text:style-name="T2">Memory</text:span></text:p>
          </draw:text-box>
        </draw:frame>
        <draw:rect draw:style-name="gr3" draw:text-style-name="P1" draw:layer="layout" svg:width="4.445cm" svg:height="0.735cm" svg:x="16.197cm" svg:y="5.97cm">
          <text:p text:style-name="P4"/>
        </draw:rect>
        <draw:rect draw:style-name="gr4" draw:text-style-name="P3" draw:id="id4" draw:layer="layout" svg:width="4.445cm" svg:height="3.175cm" svg:x="16.237cm" svg:y="6.845cm">
          <text:p text:style-name="P2"><text:span text:style-name="T1">Process</text:span></text:p>
        </draw:rect>
        <draw:frame draw:style-name="gr5" draw:text-style-name="P5" draw:layer="layout" svg:width="2.64cm" svg:height="0.954cm" svg:x="17.067cm" svg:y="5.786cm">
          <draw:text-box>
            <text:p text:style-name="P4"><text:span text:style-name="T2">Memory</text:span></text:p>
          </draw:text-box>
        </draw:frame>
        <draw:rect draw:style-name="gr3" draw:text-style-name="P1" draw:layer="layout" svg:width="4.445cm" svg:height="0.735cm" svg:x="8.79cm" svg:y="0.365cm">
          <text:p text:style-name="P4"/>
        </draw:rect>
        <draw:rect draw:style-name="gr4" draw:text-style-name="P3" draw:id="id2" draw:layer="layout" svg:width="4.445cm" svg:height="3.175cm" svg:x="8.83cm" svg:y="1.24cm">
          <text:p text:style-name="P2"><text:span text:style-name="T1">Process</text:span></text:p>
        </draw:rect>
        <draw:frame draw:style-name="gr5" draw:text-style-name="P5" draw:layer="layout" svg:width="2.64cm" svg:height="0.954cm" svg:x="9.66cm" svg:y="0.181cm">
          <draw:text-box>
            <text:p text:style-name="P4"><text:span text:style-name="T2">Memory</text:span></text:p>
          </draw:text-box>
        </draw:frame>
        <draw:rect draw:style-name="gr3" draw:text-style-name="P1" draw:layer="layout" svg:width="4.445cm" svg:height="0.735cm" svg:x="8.79cm" svg:y="12.179cm">
          <text:p text:style-name="P4"/>
        </draw:rect>
        <draw:rect draw:style-name="gr4" draw:text-style-name="P3" draw:id="id3" draw:layer="layout" svg:width="4.445cm" svg:height="3.175cm" svg:x="8.83cm" svg:y="13.054cm">
          <text:p text:style-name="P2"><text:span text:style-name="T1">Process</text:span></text:p>
        </draw:rect>
        <draw:frame draw:style-name="gr5" draw:text-style-name="P5" draw:layer="layout" svg:width="2.64cm" svg:height="0.954cm" svg:x="9.66cm" svg:y="11.995cm">
          <draw:text-box>
            <text:p text:style-name="P4"><text:span text:style-name="T2">Memory</text:span></text:p>
          </draw:text-box>
        </draw:frame>
        <draw:connector draw:style-name="gr6" draw:text-style-name="P1" draw:layer="layout" draw:type="curve" svg:x1="5.755cm" svg:y1="8.477cm" svg:x2="8.83cm" svg:y2="2.827cm" draw:start-shape="id1" draw:end-shape="id2">
          <text:p text:style-name="P4"/>
        </draw:connector>
        <draw:connector draw:style-name="gr6" draw:text-style-name="P1" draw:layer="layout" draw:type="curve" svg:x1="5.755cm" svg:y1="8.477cm" svg:x2="8.83cm" svg:y2="14.641cm" draw:start-shape="id1" draw:end-shape="id3">
          <text:p text:style-name="P4"/>
        </draw:connector>
        <draw:connector draw:style-name="gr6" draw:text-style-name="P1" draw:layer="layout" draw:type="curve" svg:x1="13.275cm" svg:y1="2.827cm" svg:x2="16.237cm" svg:y2="8.432cm" draw:start-shape="id2" draw:end-shape="id4">
          <text:p text:style-name="P4"/>
        </draw:connector>
        <draw:connector draw:style-name="gr6" draw:text-style-name="P1" draw:layer="layout" draw:type="curve" svg:x1="16.237cm" svg:y1="8.432cm" svg:x2="13.275cm" svg:y2="14.641cm" draw:start-shape="id4" draw:end-shape="id3">
          <text:p text:style-name="P4"/>
        </draw:connector>
        <draw:ellipse draw:style-name="gr7" draw:text-style-name="P6" draw:layer="layout" svg:width="5.291cm" svg:height="2.691cm" svg:x="8.391cm" svg:y="7.104cm">
          <text:p text:style-name="P4"/>
        </draw:ellipse>
        <draw:frame draw:style-name="gr8" draw:text-style-name="P7" draw:layer="layout" svg:width="4.292cm" svg:height="1.294cm" svg:x="8.931cm" svg:y="7.683cm">
          <draw:text-box>
            <text:p text:style-name="P4"><text:span text:style-name="T3">Mess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cm" draw:shadow-offset-y="0.305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2.86cm" fo:page-height="16.5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7-01-19T08:09:07</meta:creation-date>
    <dc:date>2007-01-19T09:11:42</dc:date>
    <dc:language>en-US</dc:language>
    <meta:editing-cycles>6</meta:editing-cycles>
    <meta:editing-duration>PT20M38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